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2.13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1e-07</text:p>
          </table:table-cell>
          <table:table-cell office:value-type="string" calcext:value-type="string">
            <text:p>1.36e-07</text:p>
          </table:table-cell>
          <table:table-cell office:value-type="string" calcext:value-type="string">
            <text:p>2.22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1.04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57e-07</text:p>
          </table:table-cell>
          <table:table-cell office:value-type="string" calcext:value-type="string">
            <text:p>1.91e-07</text:p>
          </table:table-cell>
          <table:table-cell office:value-type="string" calcext:value-type="string">
            <text:p>2.75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68e-07</text:p>
          </table:table-cell>
          <table:table-cell office:value-type="string" calcext:value-type="string">
            <text:p>1.26e-07</text:p>
          </table:table-cell>
          <table:table-cell office:value-type="string" calcext:value-type="string">
            <text:p>2.03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9e-07</text:p>
          </table:table-cell>
          <table:table-cell office:value-type="string" calcext:value-type="string">
            <text:p>2.12e-07</text:p>
          </table:table-cell>
          <table:table-cell office:value-type="string" calcext:value-type="string">
            <text:p>2.05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73e-07</text:p>
          </table:table-cell>
          <table:table-cell office:value-type="string" calcext:value-type="string">
            <text:p>2.46e-07</text:p>
          </table:table-cell>
          <table:table-cell office:value-type="string" calcext:value-type="string">
            <text:p>3.2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64e-07</text:p>
          </table:table-cell>
          <table:table-cell office:value-type="string" calcext:value-type="string">
            <text:p>3.33e-07</text:p>
          </table:table-cell>
          <table:table-cell office:value-type="string" calcext:value-type="string">
            <text:p>5.31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.05e-07</text:p>
          </table:table-cell>
          <table:table-cell office:value-type="string" calcext:value-type="string">
            <text:p>3.97e-07</text:p>
          </table:table-cell>
          <table:table-cell office:value-type="string" calcext:value-type="string">
            <text:p>5.19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.41e-07</text:p>
          </table:table-cell>
          <table:table-cell office:value-type="string" calcext:value-type="string">
            <text:p>5.52e-07</text:p>
          </table:table-cell>
          <table:table-cell office:value-type="string" calcext:value-type="string">
            <text:p>7.43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65e-07</text:p>
          </table:table-cell>
          <table:table-cell office:value-type="string" calcext:value-type="string">
            <text:p>7.9e-07</text:p>
          </table:table-cell>
          <table:table-cell office:value-type="string" calcext:value-type="string">
            <text:p>9.7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208" calcext:value-type="float">
            <text:p>0,001208</text:p>
          </table:table-cell>
          <table:table-cell office:value-type="string" calcext:value-type="string">
            <text:p>9.72e-07</text:p>
          </table:table-cell>
          <table:table-cell office:value-type="float" office:value="0.001457" calcext:value-type="float">
            <text:p>0,001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709" calcext:value-type="float">
            <text:p>0,001709</text:p>
          </table:table-cell>
          <table:table-cell office:value-type="float" office:value="0.001257" calcext:value-type="float">
            <text:p>0,001257</text:p>
          </table:table-cell>
          <table:table-cell office:value-type="float" office:value="0.002467" calcext:value-type="float">
            <text:p>0,0024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314" calcext:value-type="float">
            <text:p>0,002314</text:p>
          </table:table-cell>
          <table:table-cell office:value-type="float" office:value="0.001808" calcext:value-type="float">
            <text:p>0,001808</text:p>
          </table:table-cell>
          <table:table-cell office:value-type="float" office:value="0.002356" calcext:value-type="float">
            <text:p>0,002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2686" calcext:value-type="float">
            <text:p>0,002686</text:p>
          </table:table-cell>
          <table:table-cell office:value-type="float" office:value="0.003248" calcext:value-type="float">
            <text:p>0,003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4004" calcext:value-type="float">
            <text:p>0,004004</text:p>
          </table:table-cell>
          <table:table-cell office:value-type="float" office:value="0.004614" calcext:value-type="float">
            <text:p>0,004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343" calcext:value-type="float">
            <text:p>0,008343</text:p>
          </table:table-cell>
          <table:table-cell office:value-type="float" office:value="0.006544" calcext:value-type="float">
            <text:p>0,006544</text:p>
          </table:table-cell>
          <table:table-cell office:value-type="string" calcext:value-type="string">
            <text:p>6.35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2943e-05</text:p>
          </table:table-cell>
          <table:table-cell office:value-type="string" calcext:value-type="string">
            <text:p>1.0091e-05</text:p>
          </table:table-cell>
          <table:table-cell office:value-type="float" office:value="0.009727" calcext:value-type="float">
            <text:p>0,009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561e-05</text:p>
          </table:table-cell>
          <table:table-cell office:value-type="string" calcext:value-type="string">
            <text:p>1.5986e-05</text:p>
          </table:table-cell>
          <table:table-cell office:value-type="string" calcext:value-type="string">
            <text:p>1.3865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4373e-05</text:p>
          </table:table-cell>
          <table:table-cell office:value-type="string" calcext:value-type="string">
            <text:p>2.5062e-05</text:p>
          </table:table-cell>
          <table:table-cell office:value-type="string" calcext:value-type="string">
            <text:p>2.1957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.1386e-05</text:p>
          </table:table-cell>
          <table:table-cell office:value-type="string" calcext:value-type="string">
            <text:p>4.3114e-05</text:p>
          </table:table-cell>
          <table:table-cell office:value-type="string" calcext:value-type="string">
            <text:p>5.3247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2727e-05</text:p>
          </table:table-cell>
          <table:table-cell office:value-type="string" calcext:value-type="string">
            <text:p>6.5269e-05</text:p>
          </table:table-cell>
          <table:table-cell office:value-type="string" calcext:value-type="string">
            <text:p>5.2642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6704</text:p>
          </table:table-cell>
          <table:table-cell office:value-type="string" calcext:value-type="string">
            <text:p>0.000104946</text:p>
          </table:table-cell>
          <table:table-cell office:value-type="string" calcext:value-type="string">
            <text:p>8.4036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222081</text:p>
          </table:table-cell>
          <table:table-cell office:value-type="string" calcext:value-type="string">
            <text:p>0.00016996</text:p>
          </table:table-cell>
          <table:table-cell office:value-type="string" calcext:value-type="string">
            <text:p>0.0001306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364945</text:p>
          </table:table-cell>
          <table:table-cell office:value-type="string" calcext:value-type="string">
            <text:p>0.000270965</text:p>
          </table:table-cell>
          <table:table-cell office:value-type="string" calcext:value-type="string">
            <text:p>0.0002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22:28:05.910755857</dc:date>
    <meta:document-statistic meta:table-count="1" meta:cell-count="104" meta:object-count="0"/>
    <meta:generator>LibreOffice/4.2.8.2$Linux_X86_64 LibreOffice_project/420m0$Build-2</meta:generator>
  </office:meta>
</office:document-meta>
</file>